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A0000030BA832419C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359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076cm" svg:x="1cm" svg:y="5.338cm">
          <draw:image xlink:href="Pictures/100000000000030A0000030BA832419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2T00:14:19.312004539</dc:date>
    <meta:editing-duration>PT36S</meta:editing-duration>
    <meta:editing-cycles>1</meta:editing-cycles>
    <meta:document-statistic meta:object-count="1"/>
    <meta:generator>LibreOffice/7.6.7.2$Linux_X86_64 LibreOffice_project/60$Build-2</meta:generator>
  </office:meta>
</office:document-meta>
</file>